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NeueLTStd-BdCn" svg:font-family="HelveticaNeueLTStd-BdCn" style:font-family-generic="roman" style:font-pitch="variable"/>
    <style:font-face style:name="HelveticaNeueLTStd-Cn" svg:font-family="HelveticaNeueLTStd-Cn" style:font-family-generic="roman" style:font-pitch="variable"/>
    <style:font-face style:name="HelveticaNeueLTStd-CnO" svg:font-family="HelveticaNeueLTStd-CnO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6cm" style:rel-column-width="3212*"/>
    </style:style>
    <style:style style:name="Tabella1.B" style:family="table-column">
      <style:table-column-properties style:column-width="5.667cm" style:rel-column-width="3213*"/>
    </style:style>
    <style:style style:name="Tabella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text-properties officeooo:rsid="0014a47a" officeooo:paragraph-rsid="0014a47a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HelveticaNeueLTStd-Cn" fo:font-size="10pt" style:font-size-asian="10pt"/>
    </style:style>
    <style:style style:name="P9" style:family="paragraph" style:parent-style-name="Standard">
      <style:paragraph-properties fo:text-align="start" style:justify-single-word="false"/>
      <style:text-properties style:font-name="HelveticaNeueLTStd-Cn" fo:font-size="10pt" style:font-size-asian="10pt"/>
    </style:style>
    <style:style style:name="P10" style:family="paragraph" style:parent-style-name="Standard">
      <style:paragraph-properties fo:text-align="start" style:justify-single-word="false"/>
      <style:text-properties style:font-name="HelveticaNeueLTStd-Cn" fo:font-size="11pt" style:font-size-asian="11pt"/>
    </style:style>
    <style:style style:name="P11" style:family="paragraph" style:parent-style-name="Standard">
      <style:text-properties style:font-name="HelveticaNeueLTStd-BdCn" fo:font-size="15pt" style:font-size-asian="15pt"/>
    </style:style>
    <style:style style:name="P12" style:family="paragraph" style:parent-style-name="Standard">
      <style:paragraph-properties fo:text-align="start" style:justify-single-word="false"/>
      <style:text-properties style:font-name="HelveticaNeueLTStd-BdCn" fo:font-size="15pt" style:font-size-asian="15pt"/>
    </style:style>
    <style:style style:name="P13" style:family="paragraph" style:parent-style-name="Standard">
      <style:paragraph-properties fo:text-align="start" style:justify-single-word="false"/>
      <style:text-properties style:font-name="HelveticaNeueLTStd-BdCn" fo:font-size="11pt" style:font-size-asian="11pt"/>
    </style:style>
    <style:style style:name="T1" style:family="text">
      <style:text-properties style:font-name="HelveticaNeueLTStd-Cn" fo:font-size="10pt" style:font-size-asian="10pt"/>
    </style:style>
    <style:style style:name="T2" style:family="text">
      <style:text-properties style:font-name="HelveticaNeueLTStd-Cn" fo:font-size="10pt" officeooo:rsid="0014a47a" style:font-size-asian="10pt"/>
    </style:style>
    <style:style style:name="T3" style:family="text">
      <style:text-properties style:font-name="HelveticaNeueLTStd-Cn" fo:font-size="10pt" officeooo:rsid="00165878" style:font-size-asian="10pt"/>
    </style:style>
    <style:style style:name="T4" style:family="text">
      <style:text-properties style:font-name="HelveticaNeueLTStd-Cn" fo:font-size="10pt" officeooo:rsid="0016c600" style:font-size-asian="10pt"/>
    </style:style>
    <style:style style:name="T5" style:family="text">
      <style:text-properties style:font-name="HelveticaNeueLTStd-Cn" fo:font-size="10pt" officeooo:rsid="0017ec60" style:font-size-asian="10pt"/>
    </style:style>
    <style:style style:name="T6" style:family="text">
      <style:text-properties style:font-name="HelveticaNeueLTStd-Cn" fo:font-size="10pt" officeooo:rsid="001a0988" style:font-size-asian="10pt"/>
    </style:style>
    <style:style style:name="T7" style:family="text">
      <style:text-properties style:font-name="HelveticaNeueLTStd-Cn" fo:font-size="11pt" style:font-size-asian="11pt"/>
    </style:style>
    <style:style style:name="T8" style:family="text">
      <style:text-properties style:font-name="HelveticaNeueLTStd-Cn" fo:font-size="11pt" officeooo:rsid="001a0988" style:font-size-asian="11pt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HelveticaNeueLTStd-BdCn" fo:font-size="15pt" style:font-size-asian="15pt"/>
    </style:style>
    <style:style style:name="T14" style:family="text">
      <style:text-properties style:font-name="HelveticaNeueLTStd-CnO" fo:font-size="10pt" fo:font-style="italic" style:font-size-asian="10pt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Listeria monocytogenes:</text:span> In caseificio la contaminazione proviene frequentemente dal latte oppure dalle attrezzature non bene lavate.</text:p>
      <text:p text:style-name="P6"/>
      <text:p text:style-name="Standard"><text:span text:style-name="T10">Salmonella spp.:</text:span><text:span text:style-name="T9"> il latte non pastorizzato e prodotti a base di latte. Gli insetti possono fungere da veicoli o da ospiti di Salmonella spp. e rappresentare una fonte di inquinamento degli alimenti. Altre fonti di contaminazione possono essere il suolo e l’acqua (inquinati da feci), le superfici a contatto con gli alimenti nell’industria alimentare e nelle cucine (contaminazioni crociate).</text:span></text:p>
      <text:p text:style-name="P6"/>
      <text:p text:style-name="P2"><text:span text:style-name="T9">Enterotossine stafilococciche: </text:span><text:span text:style-name="T11">Episodi di malattia sono anche stati legati al consumo di latte crudo, prodotti a base di latte e della gastronomia ed acqua contaminata.</text:span></text:p>
      <text:p text:style-name="P6"/>
      <text:p text:style-name="P2"><text:span text:style-name="T9">Escherichia coli:</text:span><text:span text:style-name="T11">La trasmissione dei ceppi patogeni per via alimentare avviene tramite l’ingestione di acqua, latte e cibo contenenti il batterio.I formaggi possono essere contaminati durante tutto il processo di produzione da attrezzature e superfici non correttamente lavate, dall’acqua contaminata, da manipolazioni con mani non pulite.</text:span></text:p>
      <text:p text:style-name="P7"/>
      <text:p text:style-name="P2"><text:span text:style-name="T9">Stafilococchi coagulasi positivi: </text:span><text:span text:style-name="T11">Questi batteri sono in grado di sopravvivere nell’ambiente per</text:span></text:p>
      <text:p text:style-name="P7">ore, giorni, settimane o addirittura mesi sulle superfici. L’infezione è in grado di essere propagata attraverso il contatto con materiale infetto, trasmissione interumana e contatto con oggetti usati da persone infette. Oltre alla trasmissione interumana, gli stafilococchi possono essere trasmessi da alimenti.</text:p>
      <text:p text:style-name="P7"/>
      <text:p text:style-name="P4"><text:span text:style-name="T12">Enterobacteriacee: </text:span>I generi più importanti nel settore alimentare sono: “Escherichia”, “Enterobacter”, “Citrobacter” i quali sono comunemente chiamati colibatteri; essi hanno scarse esigenze nutrizionali e vivono in un ambiente con pH da 4 a 9.</text:p>
      <text:p text:style-name="P4">La beta-galattosidasi posseduta da questi batteri, fermenta il lattosio, portando alla formazione di</text:p>
      <text:p text:style-name="P4">odori e sapori sgradevoli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 table:number-columns-repeated="2"/>
        <text:soft-page-break/>
        <table:table-row>
          <table:table-cell table:style-name="Tabella1.A1" table:number-rows-spanned="3" office:value-type="string">
            <text:p text:style-name="P5">LATTE CRUDO </text:p>
          </table:table-cell>
          <table:table-cell table:style-name="Tabella1.A1" office:value-type="string">
            <text:p text:style-name="P9">Microbiologico</text:p>
            <text:p text:style-name="P8">Carica Batterica Totale</text:p>
          </table:table-cell>
          <table:table-cell table:style-name="Tabella1.A1" office:value-type="string">
            <text:p text:style-name="P9">Corretta gestione</text:p>
            <text:p text:style-name="P9">allevamento e mungitura</text:p>
          </table:table-cell>
        </table:table-row>
        <table:table-row>
          <table:covered-table-cell/>
          <table:table-cell table:style-name="Tabella1.A1" office:value-type="string">
            <text:p text:style-name="P9">Microbiologico</text:p>
            <text:p text:style-name="P8">Cellule Somatiche</text:p>
          </table:table-cell>
          <table:table-cell table:style-name="Tabella1.A1" office:value-type="string">
            <text:p text:style-name="P9">Corretta gestione</text:p>
            <text:p text:style-name="P9">allevamento e mungitura</text:p>
          </table:table-cell>
        </table:table-row>
        <table:table-row>
          <table:covered-table-cell/>
          <table:table-cell table:style-name="Tabella1.A1" office:value-type="string">
            <text:p text:style-name="P8">Inibenti</text:p>
          </table:table-cell>
          <table:table-cell table:style-name="Tabella1.A1" office:value-type="string">
            <text:p text:style-name="P9">Corretta gestione</text:p>
            <text:p text:style-name="P9">del farmaco veterinario</text:p>
            <text:p text:style-name="P9">Corretta gestione dei</text:p>
            <text:p text:style-name="P8">lavaggi e dei risciacqui</text:p>
          </table:table-cell>
        </table:table-row>
        <table:table-row>
          <table:table-cell table:style-name="Tabella1.A1" office:value-type="string">
            <text:p text:style-name="P12">STOCCAGGIO LATTE</text:p>
            <text:p text:style-name="P11">CRUDO</text:p>
          </table:table-cell>
          <table:table-cell table:style-name="Tabella1.A1" office:value-type="string">
            <text:p text:style-name="P9">Microbiologico:</text:p>
            <text:p text:style-name="P9">- aumento germi patogeni (S.</text:p>
            <text:p text:style-name="P9">aureus, E. coli, L. monocytogenes,</text:p>
            <text:p text:style-name="Standard"><text:span text:style-name="T1">Salmonella spp.) </text:span><text:span text:style-name="T2">o </text:span><text:span text:style-name="T1">produzione</text:span></text:p>
            <text:p text:style-name="P8">eventuali tossine</text:p>
          </table:table-cell>
          <table:table-cell table:style-name="Tabella1.A1" office:value-type="string">
            <text:p text:style-name="P9">Mantenere il latte a</text:p>
            <text:p text:style-name="P8">temperature adeguate</text:p>
          </table:table-cell>
        </table:table-row>
        <table:table-row>
          <table:table-cell table:style-name="Tabella1.A1" office:value-type="string">
            <text:p text:style-name="P12">STOCCAGGIO PANNA</text:p>
            <text:p text:style-name="P13">da affioramento da scrematura</text:p>
            <text:p text:style-name="P10">(BURRO)</text:p>
          </table:table-cell>
          <table:table-cell table:style-name="Tabella1.A1" office:value-type="string">
            <text:p text:style-name="P9">Microbiologico:</text:p>
            <text:p text:style-name="P9">- aumento germi patogeni (S.</text:p>
            <text:p text:style-name="P9">aureus, E. coli, L. monocytogenes,</text:p>
            <text:p text:style-name="P9">Salmonella spp.) o produzione</text:p>
            <text:p text:style-name="P9">eventuali tossine</text:p>
          </table:table-cell>
          <table:table-cell table:style-name="Tabella1.A1" office:value-type="string">
            <text:p text:style-name="P9">Mantenere la panna a</text:p>
            <text:p text:style-name="P9">temperature adeguate</text:p>
          </table:table-cell>
        </table:table-row>
        <table:table-row>
          <table:table-cell table:style-name="Tabella1.A1" office:value-type="string">
            <text:p text:style-name="P12">SIERO IN CALDAIA</text:p>
            <text:p text:style-name="P10">(RICOTTA)</text:p>
          </table:table-cell>
          <table:table-cell table:style-name="Tabella1.A1" table:number-columns-spanned="2" office:value-type="string">
            <text:p text:style-name="P9">Nota: la produzione della ricotta prevede sempre un riscaldamento</text:p>
            <text:p text:style-name="P9">del siero a temperature sufficienti ad inattivare i patogeni, quindi una</text:p>
            <text:p text:style-name="P9">fase successiva (produzione ricotta) riduce il rischio microbiologico</text:p>
            <text:p text:style-name="P9">a livelli accettabili, con l’eccezione degli sporigeni (Bacillus cereus),</text:p>
            <text:p text:style-name="P9">che pero potranno essere gestiti solo nelle fasi successive alla</text:p>
            <text:p text:style-name="P9">produzione, con il raffreddamento veloce del prodotto.</text:p>
            <text:p text:style-name="P3"><text:span text:style-name="T1">Nota: per ragioni tecnologiche il siero derivato dalla caseificazione deve essere immediatamente riscaldato per la produzione di ricotta. Nel caso non si abbia il tempo di seguire la produzione, si </text:span><text:span text:style-name="T6">c</text:span><text:span text:style-name="T1">onsiglia di riscaldare il siero ad almeno 70 °C per evitare acidificazioni e quindi squilibri tecnici. La produzione della ricotta potrà così essere posticipata di alcune ore (rimedio da applicarsi solo in caso di estremo bisogno).</text:span></text:p>
          </table:table-cell>
          <table:covered-table-cell/>
        </table:table-row>
        <table:table-row>
          <table:table-cell table:style-name="Tabella1.A1" table:number-rows-spanned="3" office:value-type="string">
            <text:p text:style-name="P12">PREACIDIFICAZIONE</text:p>
            <text:p text:style-name="P12">PREMATURAZIONE</text:p>
            <text:p text:style-name="P12">DEL LATTE</text:p>
          </table:table-cell>
          <table:table-cell table:style-name="Tabella1.A1" office:value-type="string">
            <text:p text:style-name="P9">Microbiologico:</text:p>
            <text:p text:style-name="P9">- aumento germi patogeni (S.</text:p>
            <text:p text:style-name="P9">aureus, E. coli, L. monocytogenes,</text:p>
            <text:p text:style-name="P9">Salmonella spp.) o produzione</text:p>
            <text:p text:style-name="P9">eventuali tossine</text:p>
          </table:table-cell>
          <table:table-cell table:style-name="Tabella1.A1" office:value-type="string">
            <text:p text:style-name="P9">Mantenere il latte a</text:p>
            <text:p text:style-name="P9">temperature adeguate</text:p>
          </table:table-cell>
        </table:table-row>
        <table:table-row>
          <table:covered-table-cell/>
          <table:table-cell table:style-name="Tabella1.A1" table:number-columns-spanned="2" office:value-type="string">
            <text:p text:style-name="P9">La preacidificazione, detta anche prematurazione del latte, e una</text:p>
            <text:p text:style-name="P3"><text:span text:style-name="T14">fase tecnologica </text:span><text:span text:style-name="T1">molto usata in particolari tecniche casearie come</text:span></text:p>
            <text:p text:style-name="P3"><text:span text:style-name="T1">le “cagliate lattiche” ed altre. Serve a “migliorare” la quantit</text:span><text:span text:style-name="T6">à</text:span></text:p>
            <text:p text:style-name="P3"><text:span text:style-name="T1">e quantit</text:span><text:span text:style-name="T6">à</text:span><text:span text:style-name="T1"> dei batteri lattici, normalmente si aumenta anche</text:span></text:p>
            <text:p text:style-name="P3"><text:span text:style-name="T1">leggermente l’acidit</text:span><text:span text:style-name="T6">à</text:span><text:span text:style-name="T1"> del latte. Non </text:span><text:span text:style-name="T6">è</text:span><text:span text:style-name="T1"> consigliato mantenere il latte, in questa fase, oltre ai 14 °C, per evitare possibili sviluppi di batteri indesiderati</text:span></text:p>
            <text:p text:style-name="P3"><text:span text:style-name="T1">tra i quali i pi</text:span><text:span text:style-name="T6">ù</text:span><text:span text:style-name="T1"> frequenti sono gli Stafilococchi coagulasi+, con possibile conseguente produzione di tossine. Se la preacidificazione viene effettuata dopo la fase di pastorizzazione (con aggiunta di fermenti lattici), le temperature di mantenimento del latte possono anche superare i limiti indicati</text:span></text:p>
          </table:table-cell>
          <table:covered-table-cell/>
        </table:table-row>
        <table:table-row>
          <table:covered-table-cell/>
          <table:table-cell table:style-name="Tabella1.A1" office:value-type="string">
            <text:p text:style-name="P9">Biologico:</text:p>
            <text:p text:style-name="P9">- contaminazione da insetti volanti</text:p>
          </table:table-cell>
          <table:table-cell table:style-name="Tabella1.A1" office:value-type="string">
            <text:p text:style-name="P9">Proteggere la superficie</text:p>
            <text:p text:style-name="P9">del contenitore o con</text:p>
            <text:p text:style-name="P9">coperchio o con telo in nylon</text:p>
          </table:table-cell>
        </table:table-row>
        <table:table-row>
          <table:table-cell table:style-name="Tabella1.A1" table:number-rows-spanned="2" office:value-type="string">
            <text:p text:style-name="P12">AFFIORAMENTO</text:p>
            <text:p text:style-name="P12">DEL LATTE</text:p>
          </table:table-cell>
          <table:table-cell table:style-name="Tabella1.A1" office:value-type="string">
            <text:p text:style-name="P9">Microbiologico:</text:p>
            <text:p text:style-name="P9">- aumento germi patogeni (S.</text:p>
            <text:p text:style-name="P9">aureus, E. coli, L. monocytogenes,</text:p>
            <text:p text:style-name="P9">Salmonella spp.) o produzione</text:p>
            <text:p text:style-name="P9">eventuali tossine</text:p>
          </table:table-cell>
          <table:table-cell table:style-name="Tabella1.A1" office:value-type="string">
            <text:p text:style-name="P9">Mantenere il latte a</text:p>
            <text:p text:style-name="P9">temperature adeguate e</text:p>
            <text:p text:style-name="P9">soprattutto raffreddare</text:p>
            <text:p text:style-name="P9">rapidamente dalla</text:p>
            <text:p text:style-name="P9">temperatura di mungitura.</text:p>
            <text:p text:style-name="P9">Coprire i contenitori con teli</text:p>
            <text:p text:style-name="P9">in nylon o fibre naturali.</text:p>
          </table:table-cell>
        </table:table-row>
        <table:table-row>
          <table:covered-table-cell/>
          <table:table-cell table:style-name="Tabella1.A1" table:number-columns-spanned="2" office:value-type="string">
            <text:p text:style-name="P9">Pratica molto usata in alpeggio. Valgono le stesse considerazioni indicate nella fase “Preacidificazione/Prematurazione”</text:p>
          </table:table-cell>
          <table:covered-table-cell/>
        </table:table-row>
        <table:table-row>
          <table:table-cell table:style-name="Tabella1.A1" office:value-type="string">
            <text:p text:style-name="P3">TITOLAZIONE</text:p>
            <text:p text:style-name="P3">DEL LATTE</text:p>
            <text:p text:style-name="P3"><text:soft-page-break/>(LATTE ALIMENTARE</text:p>
            <text:p text:style-name="P3">YOGURT)</text:p>
          </table:table-cell>
          <table:table-cell table:style-name="Tabella1.A1" table:number-columns-spanned="2" office:value-type="string">
            <text:p text:style-name="P9">Fase tecnologica a cui non sono collegati uno/dei pericoli specifici.</text:p>
          </table:table-cell>
          <table:covered-table-cell/>
        </table:table-row>
        <table:table-row>
          <table:table-cell table:style-name="Tabella1.A1" office:value-type="string">
            <text:p text:style-name="P12">OMOGENEIZZAZIONE</text:p>
            <text:p text:style-name="P12">DEL LATTE</text:p>
            <text:p text:style-name="P10">(LATTE ALIMENTARE)</text:p>
          </table:table-cell>
          <table:table-cell table:style-name="Tabella1.A1" table:number-columns-spanned="2" office:value-type="string">
            <text:p text:style-name="P9">Fase tecnologica a cui non sono collegati uno/dei pericoli specifici.</text:p>
          </table:table-cell>
          <table:covered-table-cell/>
        </table:table-row>
        <table:table-row>
          <table:table-cell table:style-name="Tabella1.A1" office:value-type="string">
            <text:p text:style-name="P12">AGGIUNTA</text:p>
            <text:p text:style-name="P3"><text:span text:style-name="T13">INGREDIENTI </text:span><text:span text:style-name="T7">(GELATO)</text:span></text:p>
            <text:p text:style-name="P12">E ACIDIFICANTI</text:p>
            <text:p text:style-name="P10">(RICOTTA)</text:p>
          </table:table-cell>
          <table:table-cell table:style-name="Tabella1.A1" table:number-columns-spanned="2" office:value-type="string">
            <text:p text:style-name="P9">Fase tecnologica a cui non sono collegati uno/dei pericoli specifici.</text:p>
            <text:p text:style-name="P9">Attenzione a poter collegare il lotto della produzione casearia con</text:p>
            <text:p text:style-name="P3"><text:span text:style-name="T1">il lotto degli ingredienti impiegati (rintracciabilit</text:span><text:span text:style-name="T6">à</text:span><text:span text:style-name="T1">).</text:span></text:p>
            <text:p text:style-name="P9">Valutare le schede tecniche degli ingredienti/acidificanti per verificare la presenza di eventuali allergeni. Se presenti, gestire le contaminazioni crociate da parte degli stessi (esempio lavorare la materia prima con allergeni come ultima nella giornata)</text:p>
          </table:table-cell>
          <table:covered-table-cell/>
        </table:table-row>
        <table:table-row>
          <table:table-cell table:style-name="Tabella1.A1" table:number-rows-spanned="2" office:value-type="string">
            <text:p text:style-name="P12">PASTORIZZAZIONE</text:p>
            <text:p text:style-name="P3"><text:span text:style-name="T7">(LATTE – PANNA</text:span><text:span text:style-name="T8">)</text:span></text:p>
          </table:table-cell>
          <table:table-cell table:style-name="Tabella1.A1" office:value-type="string">
            <text:p text:style-name="P9">Microbiologico:</text:p>
            <text:p text:style-name="P9">sopravvivenza germi patogeni (S.</text:p>
            <text:p text:style-name="P9">aureus, E. coli, L. monocytogenes,</text:p>
            <text:p text:style-name="P9">Salmonella spp.)</text:p>
          </table:table-cell>
          <table:table-cell table:style-name="Tabella1.A1" office:value-type="string">
            <text:p text:style-name="P9">Controllare il corretto</text:p>
            <text:p text:style-name="P9">processo con tempi e</text:p>
            <text:p text:style-name="P9">temperature di</text:p>
            <text:p text:style-name="P9">riscaldamento</text:p>
          </table:table-cell>
        </table:table-row>
        <table:table-row>
          <table:covered-table-cell/>
          <table:table-cell table:style-name="Tabella1.A1" table:number-columns-spanned="2" office:value-type="string">
            <text:p text:style-name="P9">Note: la pastorizzazione e una fase appositamente creata</text:p>
            <text:p text:style-name="P9">per gestire il pericolo microbiologico e, quindi, e un CCP.</text:p>
            <text:p text:style-name="P3"><text:span text:style-name="T1">il controllo della funzionalit</text:span><text:span text:style-name="T3">à</text:span><text:span text:style-name="T1"> della valvola di ricircolo non e banale.</text:span></text:p>
            <text:p text:style-name="P9">Chiedere al costruttore del pastorizzatore il modo migliore con cui effettuarlo.</text:p>
            <text:p text:style-name="P3"><text:span text:style-name="T1">Se il prodotto e il latte fresco pastorizzato sar</text:span><text:span text:style-name="T6">à</text:span><text:span text:style-name="T1"> necessario controllare la Perossidasi che deve risultare positiva ed il controllo delle sieroproteine non denaturate.</text:span></text:p>
          </table:table-cell>
          <table:covered-table-cell/>
        </table:table-row>
        <table:table-row>
          <table:table-cell table:style-name="Tabella1.A1" office:value-type="string">
            <text:p text:style-name="P12">AGGIUNTA FERMENTI/</text:p>
            <text:p text:style-name="P12">MUFFE</text:p>
          </table:table-cell>
          <table:table-cell table:style-name="Tabella1.A1" office:value-type="string">
            <text:p text:style-name="P9">Microbiologico:</text:p>
            <text:p text:style-name="P9">- attenzione all’uso dei fermenti,</text:p>
            <text:p text:style-name="P9">se di tipo “autoprodotto”</text:p>
            <text:p text:style-name="P9">non devono apportare germi</text:p>
            <text:p text:style-name="P9">contaminanti al latte, se poco</text:p>
            <text:p text:style-name="P9">acidi non “proteggono” con</text:p>
            <text:p text:style-name="P9">sufficiente acidita il processo</text:p>
            <text:p text:style-name="P9">caseario</text:p>
          </table:table-cell>
          <table:table-cell table:style-name="Tabella1.A1" office:value-type="string">
            <text:p text:style-name="P9">Controllare acidita</text:p>
            <text:p text:style-name="P9">dei fermenti “autoprodotti”.</text:p>
          </table:table-cell>
        </table:table-row>
        <table:table-row>
          <table:table-cell table:style-name="Tabella1.A1" office:value-type="string">
            <text:p text:style-name="P12">AGGIUNTA</text:p>
            <text:p text:style-name="P12">INGREDIENTI</text:p>
            <text:p text:style-name="P12">ADDITIVI /</text:p>
            <text:p text:style-name="P12">COADIUVANTI</text:p>
          </table:table-cell>
          <table:table-cell table:style-name="Tabella1.A1" table:number-columns-spanned="2" office:value-type="string">
            <text:p text:style-name="P9">Fase tecnologica a cui non sono collegati uno/dei pericoli specifici.</text:p>
            <text:p text:style-name="P9">Attenzione a poter collegare il lotto della produzione casearia con il</text:p>
            <text:p text:style-name="P3"><text:span text:style-name="T1">lotto degli ingredienti impiegati (rintracciabilit</text:span><text:span text:style-name="T3">à</text:span><text:span text:style-name="T1">).</text:span></text:p>
            <text:p text:style-name="P9">Valutare le schede tecniche degli ingredienti/acidificanti per verificare la presenza di eventuali allergeni. Se presenti, gestire le contaminazioni crociate da parte degli stessi (esempio lavorare la materia prima con allergeni come ultima nella giornata).</text:p>
          </table:table-cell>
          <table:covered-table-cell/>
        </table:table-row>
        <table:table-row>
          <table:table-cell table:style-name="Tabella1.A1" office:value-type="string">
            <text:p text:style-name="P12">MATURAZIONE</text:p>
            <text:p text:style-name="P12">DELLA PANNA</text:p>
            <text:p text:style-name="P10">(BURRO)</text:p>
          </table:table-cell>
          <table:table-cell table:style-name="Tabella1.A1" office:value-type="string">
            <text:p text:style-name="P9">Microbiologico:</text:p>
            <text:p text:style-name="P9">- aumento germi patogeni (S.</text:p>
            <text:p text:style-name="P9">aureus, E. coli, L. monocytogenes,</text:p>
            <text:p text:style-name="P9">Salmonella spp.) o produzione</text:p>
            <text:p text:style-name="P9">eventuali tossine</text:p>
          </table:table-cell>
          <table:table-cell table:style-name="Tabella1.A1" office:value-type="string">
            <text:p text:style-name="P9">Mantenere la panna a</text:p>
            <text:p text:style-name="P9">temperature adeguate</text:p>
          </table:table-cell>
        </table:table-row>
        <table:table-row>
          <table:table-cell table:style-name="Tabella1.A1" office:value-type="string">
            <text:p text:style-name="P12">ZANGOLATURA</text:p>
            <text:p text:style-name="P10">(BURRO)</text:p>
          </table:table-cell>
          <table:table-cell table:style-name="Tabella1.A1" table:number-columns-spanned="2" office:value-type="string">
            <text:p text:style-name="P9">Fase tecnologica a cui non sono collegati uno/dei pericoli specifici.</text:p>
          </table:table-cell>
          <table:covered-table-cell/>
        </table:table-row>
        <table:table-row>
          <table:table-cell table:style-name="Tabella1.A1" office:value-type="string">
            <text:p text:style-name="P12">FLOCCULAZIONE</text:p>
            <text:p text:style-name="P10">(RICOTTA)</text:p>
          </table:table-cell>
          <table:table-cell table:style-name="Tabella1.A1" table:number-columns-spanned="2" office:value-type="string">
            <text:p text:style-name="P9">Fase tecnologica a cui non sono collegati uno/dei pericoli specifici</text:p>
          </table:table-cell>
          <table:covered-table-cell/>
        </table:table-row>
        <table:table-row>
          <table:table-cell table:style-name="Tabella1.A1" office:value-type="string">
            <text:p text:style-name="P12">COAGULAZIONE</text:p>
          </table:table-cell>
          <table:table-cell table:style-name="Tabella1.A1" office:value-type="string">
            <text:p text:style-name="P9">Per formaggi a coagulazione</text:p>
            <text:p text:style-name="P9">acido-presamica o lattica:</text:p>
            <text:p text:style-name="P9">Microbiologico</text:p>
            <text:p text:style-name="P9">- aumento germi patogeni (S.</text:p>
            <text:p text:style-name="P9">aureus, E. coli, L. monocytogenes,</text:p>
            <text:p text:style-name="P9">Salmonella spp.) o produzione</text:p>
            <text:p text:style-name="P9">eventuali tossine per lentezza di</text:p>
            <text:p text:style-name="P9">acidificazione</text:p>
            <text:p text:style-name="P9">Per altri formaggi:</text:p>
            <text:p text:style-name="P9">- Fase tecnologica a cui non sono</text:p>
            <text:p text:style-name="P9">collegati uno/dei pericoli specifici</text:p>
          </table:table-cell>
          <table:table-cell table:style-name="Tabella1.A1" office:value-type="string">
            <text:p text:style-name="P9">Controllare il tempi e</text:p>
            <text:p text:style-name="P9">le acidita secondo la</text:p>
            <text:p text:style-name="P9">tecnologia</text:p>
          </table:table-cell>
        </table:table-row>
        <text:soft-page-break/>
        <table:table-row>
          <table:table-cell table:style-name="Tabella1.A1" office:value-type="string">
            <text:p text:style-name="P12">RAFFREDDAMENTO</text:p>
            <text:p text:style-name="P10">(LATTE ALIMENTARE e YOGURT)</text:p>
          </table:table-cell>
          <table:table-cell table:style-name="Tabella1.A1" office:value-type="string">
            <text:p text:style-name="P9">Microbiologico:</text:p>
            <text:p text:style-name="P9">- aumento germi patogeni (S.</text:p>
            <text:p text:style-name="P9">aureus, E. coli, L. monocytogenes,</text:p>
            <text:p text:style-name="P9">Salmonella spp.) o produzione</text:p>
            <text:p text:style-name="P9">eventuali tossine</text:p>
          </table:table-cell>
          <table:table-cell table:style-name="Tabella1.A1" office:value-type="string">
            <text:p text:style-name="P9">Per il latte alimentare:</text:p>
            <text:p text:style-name="P9">Raffreddare il latte</text:p>
            <text:p text:style-name="P9">velocemente alla temperatura</text:p>
            <text:p text:style-name="P9">di &lt;= + 4 °C.</text:p>
            <text:p text:style-name="P9">Importante e non rimanere</text:p>
            <text:p text:style-name="P9">molto tempo a temperature</text:p>
            <text:p text:style-name="P9">di 30 – 45 °C</text:p>
            <text:p text:style-name="P9">Per lo yogurt: raggiungere</text:p>
            <text:p text:style-name="P9">rapidamente la temperatura</text:p>
            <text:p text:style-name="P9">di incubazione dei fermenti e</text:p>
            <text:p text:style-name="P9">non far sostare il latte senza</text:p>
            <text:p text:style-name="P9">aggiunta di fermenti lattici.</text:p>
          </table:table-cell>
        </table:table-row>
        <table:table-row>
          <table:table-cell table:style-name="Tabella1.A1" office:value-type="string">
            <text:p text:style-name="P12">MATURAZIONE</text:p>
            <text:p text:style-name="P10">(YOGURT)</text:p>
          </table:table-cell>
          <table:table-cell table:style-name="Tabella1.A1" office:value-type="string">
            <text:p text:style-name="P9">Microbiologico:</text:p>
            <text:p text:style-name="P9">- aumento germi patogeni (S.</text:p>
            <text:p text:style-name="P9">aureus, E. coli, L. monocytogenes,</text:p>
            <text:p text:style-name="P9">Salmonella spp.) o produzione</text:p>
            <text:p text:style-name="P9">eventuali tossine</text:p>
          </table:table-cell>
          <table:table-cell table:style-name="Tabella1.A1" office:value-type="string">
            <text:p text:style-name="P9">Mantenere il latte inoculato</text:p>
            <text:p text:style-name="P9">con i fermenti a temperature</text:p>
            <text:p text:style-name="P9">adeguate.</text:p>
          </table:table-cell>
        </table:table-row>
        <table:table-row>
          <table:table-cell table:style-name="Tabella1.A1" table:number-rows-spanned="3" office:value-type="string">
            <text:p text:style-name="P12">SEPARAZIONE</text:p>
            <text:p text:style-name="P12">LATTICELLO</text:p>
            <text:p text:style-name="P12">E LAVAGGIO</text:p>
            <text:p text:style-name="P10">(BURRO)</text:p>
          </table:table-cell>
          <table:table-cell table:style-name="Tabella1.A1" table:number-rows-spanned="3" office:value-type="string">
            <text:p text:style-name="P9">Chimico – Microbiologico:</text:p>
            <text:p text:style-name="P9">- inquinamento da parte di acqua</text:p>
            <text:p text:style-name="P9">non potabile</text:p>
            <text:p text:style-name="P9">- non sufficiente separazione del</text:p>
            <text:p text:style-name="P9">latticello</text:p>
          </table:table-cell>
          <table:table-cell table:style-name="Tabella1.A1" office:value-type="string">
            <text:p text:style-name="P9">Impiego di acqua potabile</text:p>
          </table:table-cell>
        </table:table-row>
        <table:table-row>
          <table:covered-table-cell/>
          <table:covered-table-cell/>
          <table:table-cell table:style-name="Tabella1.A1" office:value-type="string">
            <text:p text:style-name="P9">Attenzione a separare</text:p>
            <text:p text:style-name="P9">bene il latticello</text:p>
          </table:table-cell>
        </table:table-row>
        <table:table-row>
          <table:covered-table-cell/>
          <table:covered-table-cell/>
          <table:table-cell table:style-name="Tabella1.A1" office:value-type="string">
            <text:p text:style-name="P9">Impastare il burro a</text:p>
            <text:p text:style-name="P9">sufficienza per distribuire</text:p>
            <text:p text:style-name="P9">bene l’acqua rimasta</text:p>
            <text:p text:style-name="P9">(acqua minima di</text:p>
            <text:p text:style-name="P9">composizione del burro)</text:p>
          </table:table-cell>
        </table:table-row>
        <table:table-row>
          <table:table-cell table:style-name="Tabella1.A1" office:value-type="string">
            <text:p text:style-name="P12">TAGLIO/AGITAZIONE/</text:p>
            <text:p text:style-name="P12">COTTURA</text:p>
            <text:p text:style-name="P12">ESTRAZIONE</text:p>
            <text:p text:style-name="P12">CAGLIATA</text:p>
          </table:table-cell>
          <table:table-cell table:style-name="Tabella1.A1" table:number-columns-spanned="2" office:value-type="string">
            <text:p text:style-name="P9">Fase tecnologica a cui non sono collegati uno/dei pericoli specifici.</text:p>
          </table:table-cell>
          <table:covered-table-cell/>
        </table:table-row>
        <table:table-row>
          <table:table-cell table:style-name="Tabella1.A1" office:value-type="string">
            <text:p text:style-name="P12">ESTRAZIONE E</text:p>
            <text:p text:style-name="P12">FORMATURA</text:p>
            <text:p text:style-name="P10">(RICOTTA e BURRO)</text:p>
          </table:table-cell>
          <table:table-cell table:style-name="Tabella1.A1" table:number-columns-spanned="2" office:value-type="string">
            <text:p text:style-name="P9">Fase tecnologica a cui non sono collegati uno/dei pericoli specifici.</text:p>
          </table:table-cell>
          <table:covered-table-cell/>
        </table:table-row>
        <table:table-row>
          <table:table-cell table:style-name="Tabella1.A1" office:value-type="string">
            <text:p text:style-name="P12">ROTTURA COAGULO</text:p>
            <text:p text:style-name="P10">(YOGURT)</text:p>
          </table:table-cell>
          <table:table-cell table:style-name="Tabella1.A1" table:number-columns-spanned="2" office:value-type="string">
            <text:p text:style-name="P9">Fase tecnologica a cui non sono collegati uno/dei pericoli specifici</text:p>
          </table:table-cell>
          <table:covered-table-cell/>
        </table:table-row>
        <table:table-row>
          <table:table-cell table:style-name="Tabella1.A1" office:value-type="string">
            <text:p text:style-name="P12">SGRONDO</text:p>
            <text:p text:style-name="P10">(RICOTTA)</text:p>
          </table:table-cell>
          <table:table-cell table:style-name="Tabella1.A1" office:value-type="string">
            <text:p text:style-name="P9">Microbiologico:</text:p>
            <text:p text:style-name="P9">- aumento germi patogeni (S.</text:p>
            <text:p text:style-name="P9">aureus, E. coli, L. monocytogenes,</text:p>
            <text:p text:style-name="P9">Salmonella spp., Bacillus cereus)</text:p>
            <text:p text:style-name="P9">o produzione eventuali tossine</text:p>
          </table:table-cell>
          <table:table-cell table:style-name="Tabella1.A1" office:value-type="string">
            <text:p text:style-name="P9">Sgrondare la ricotta fuori dal</text:p>
            <text:p text:style-name="P9">frigorifero per tempi</text:p>
            <text:p text:style-name="P9">non elevati</text:p>
          </table:table-cell>
        </table:table-row>
        <table:table-row>
          <table:table-cell table:style-name="Tabella1.A1" table:number-rows-spanned="2" office:value-type="string">
            <text:p text:style-name="P12">STUFATURA</text:p>
          </table:table-cell>
          <table:table-cell table:style-name="Tabella1.A1" table:number-rows-spanned="2" office:value-type="string">
            <text:p text:style-name="P9">Microbiologico:</text:p>
            <text:p text:style-name="P9">- aumento germi patogeni (S.</text:p>
            <text:p text:style-name="P9">aureus, E. coli, L. monocytogenes,</text:p>
            <text:p text:style-name="P9">Salmonella spp.) o produzione</text:p>
            <text:p text:style-name="P9">eventuali tossine</text:p>
          </table:table-cell>
          <table:table-cell table:style-name="Tabella1.A1" office:value-type="string">
            <text:p text:style-name="P9">Mantenere la temperatura</text:p>
            <text:p text:style-name="P9">di stufatura idonea per lo</text:p>
            <text:p text:style-name="P9">sviluppo dei fermenti lattici</text:p>
            <text:p text:style-name="P3"><text:span text:style-name="T1">. La produzione di acidit</text:span><text:span text:style-name="T4">à</text:span></text:p>
            <text:p text:style-name="P9">rallenta lo sviluppo di batteri</text:p>
            <text:p text:style-name="P9">indesiderati.</text:p>
          </table:table-cell>
        </table:table-row>
        <table:table-row>
          <table:covered-table-cell/>
          <table:covered-table-cell/>
          <table:table-cell table:style-name="Tabella1.A1" office:value-type="string">
            <text:p text:style-name="P9">Controllare sempre la</text:p>
            <text:p text:style-name="P9">corretta acidificazione del</text:p>
            <text:p text:style-name="P9">formaggio tramite</text:p>
            <text:p text:style-name="P3"><text:span text:style-name="T1">misurazioni di acidit</text:span><text:span text:style-name="T4">à</text:span><text:span text:style-name="T1"> o pH</text:span></text:p>
          </table:table-cell>
        </table:table-row>
        <table:table-row>
          <table:table-cell table:style-name="Tabella1.A1" office:value-type="string">
            <text:p text:style-name="P12">FILATURA</text:p>
          </table:table-cell>
          <table:table-cell table:style-name="Tabella1.A1" table:number-columns-spanned="2" office:value-type="string">
            <text:p text:style-name="P9">Fase tecnologica a cui non sono collegati uno/dei pericoli</text:p>
            <text:p text:style-name="P3"><text:span text:style-name="T1">specifici. La filatura </text:span><text:span text:style-name="T4">NON HA</text:span><text:span text:style-name="T1"> lo ste</text:span><text:span text:style-name="T4">ss</text:span><text:span text:style-name="T1">o effetto termico di bonifica</text:span></text:p>
            <text:p text:style-name="P3"><text:span text:style-name="T1">della pastorizzazione, perch</text:span><text:span text:style-name="T4">é</text:span><text:span text:style-name="T1"> la pasta permane alla temperatura di 58/63 °C solo per alcuni minuti, quella di bufala arriva a</text:span></text:p>
            <text:p text:style-name="P9">temperature di 68 – 70 °C ma NON E’ POSSIBILE dire che la filatura EQUIVALE alla pastorizzazione.</text:p>
          </table:table-cell>
          <table:covered-table-cell/>
        </table:table-row>
        <table:table-row>
          <table:table-cell table:style-name="Tabella1.A1" office:value-type="string">
            <text:p text:style-name="P12">PRESSATURA</text:p>
          </table:table-cell>
          <table:table-cell table:style-name="Tabella1.A1" office:value-type="string">
            <text:p text:style-name="P9">Microbiologico:</text:p>
            <text:p text:style-name="P3"><text:span text:style-name="T1">- l’impiego di tele sporche pu</text:span><text:span text:style-name="T4">ò</text:span></text:p>
            <text:p text:style-name="P9">veicolare germi indesiderati</text:p>
          </table:table-cell>
          <table:table-cell table:style-name="Tabella1.A1" office:value-type="string">
            <text:p text:style-name="P9">Pulizia delle tele</text:p>
          </table:table-cell>
        </table:table-row>
        <text:soft-page-break/>
        <table:table-row>
          <table:table-cell table:style-name="Tabella1.A1" office:value-type="string">
            <text:p text:style-name="P12">MANTECATURA</text:p>
            <text:p text:style-name="P10">(GELATO)</text:p>
          </table:table-cell>
          <table:table-cell table:style-name="Tabella1.A1" table:number-columns-spanned="2" office:value-type="string">
            <text:p text:style-name="P9">Fase tecnologica a cui non sono collegati uno/dei pericoli specifici</text:p>
          </table:table-cell>
          <table:covered-table-cell/>
        </table:table-row>
        <table:table-row>
          <table:table-cell table:style-name="Tabella1.A1" office:value-type="string">
            <text:p text:style-name="P12">CONGELAMENTO</text:p>
            <text:p text:style-name="P10">(GELATO)</text:p>
          </table:table-cell>
          <table:table-cell table:style-name="Tabella1.A1" table:number-columns-spanned="2" office:value-type="string">
            <text:p text:style-name="P9">Fase tecnologica a cui non sono collegati uno/dei pericoli specifici.</text:p>
            <text:p text:style-name="P3"><text:span text:style-name="T1">Una errata gestione della temperatura di congelamento non arriver</text:span><text:span text:style-name="T4">à mai a raggiungere temperature positive che permettano lo sviluppo di germi indesiderati, quindi andrà </text:span><text:span text:style-name="T1">solo a scapito della qualit</text:span><text:span text:style-name="T4">à</text:span><text:span text:style-name="T1"> organolettica del prodotto finale.</text:span></text:p>
          </table:table-cell>
          <table:covered-table-cell/>
        </table:table-row>
        <table:table-row>
          <table:table-cell table:style-name="Tabella1.A1" office:value-type="string">
            <text:p text:style-name="P3">AGGIUNTA PREPARATI</text:p>
            <text:p text:style-name="P3">(YOGURT)</text:p>
          </table:table-cell>
          <table:table-cell table:style-name="Tabella1.A1" table:number-columns-spanned="2" office:value-type="string">
            <text:p text:style-name="P9">Fase tecnologica a cui non sono collegati uno/dei pericoli specifici.</text:p>
            <text:p text:style-name="P9">Valutare le schede tecniche degli ingredienti/acidificanti per</text:p>
            <text:p text:style-name="P9">verificare la presenza di eventuali allergeni. Se presenti, gestire le contaminazioni crociate da parte degli stessi (esempio lavorare la materia prima</text:p>
            <text:p text:style-name="P9">con allergeni come ultima nella giornata). NOTE: il prodotto finito deve contare almeno 10 milioni ufc/g</text:p>
            <text:p text:style-name="P9">come somma dei due fermenti di cui 1 di questi deve essere almeno pari a 1 milione ufc/g</text:p>
          </table:table-cell>
          <table:covered-table-cell/>
        </table:table-row>
        <table:table-row>
          <table:table-cell table:style-name="Tabella1.A1" table:number-rows-spanned="2" office:value-type="string">
            <text:p text:style-name="P12">SALATURA</text:p>
            <text:p text:style-name="P10">(anche RICOTTA e BURRO</text:p>
          </table:table-cell>
          <table:table-cell table:style-name="Tabella1.A1" table:number-rows-spanned="2" office:value-type="string">
            <text:p text:style-name="P9">Fisico:</text:p>
            <text:p text:style-name="P9">- impiego di sale non pulito nel</text:p>
            <text:p text:style-name="P9">caso di salature nel latte o nella</text:p>
            <text:p text:style-name="P9">pasta</text:p>
            <text:p text:style-name="P9">Microbiologico:</text:p>
            <text:p text:style-name="P9">- aumento germi patogeni (S.</text:p>
            <text:p text:style-name="P9">aureus, E. coli, L. monocytogenes,</text:p>
            <text:p text:style-name="P9">Salmonella spp.) o produzione</text:p>
            <text:p text:style-name="P9">eventuali tossine</text:p>
          </table:table-cell>
          <table:table-cell table:style-name="Tabella1.A1" office:value-type="string">
            <text:p text:style-name="P9">Attenzione all’impiego</text:p>
            <text:p text:style-name="P9">di sale privo di evidenti</text:p>
            <text:p text:style-name="P9">residui (polvere, sabbia, ecc.)</text:p>
          </table:table-cell>
        </table:table-row>
        <table:table-row>
          <table:covered-table-cell/>
          <table:covered-table-cell/>
          <table:table-cell table:style-name="Tabella1.A1" office:value-type="string">
            <text:p text:style-name="P9">Attenzione alla gestione</text:p>
            <text:p text:style-name="P9">delle salamoie</text:p>
            <text:p text:style-name="P9">Rigenerare o rinnovare</text:p>
            <text:p text:style-name="P9">le saline secondo le buone</text:p>
            <text:p text:style-name="P9">norme di lavorazione,</text:p>
            <text:p text:style-name="P9">mantenere in salina sempre</text:p>
            <text:p text:style-name="P9">una soluzione satura di sale</text:p>
          </table:table-cell>
        </table:table-row>
        <table:table-row>
          <table:table-cell table:style-name="Tabella1.A1" office:value-type="string">
            <text:p text:style-name="P12">AFFUMICATURA</text:p>
            <text:p text:style-name="P10">(anche RICOTTA)</text:p>
          </table:table-cell>
          <table:table-cell table:style-name="Tabella1.A1" office:value-type="string">
            <text:p text:style-name="P9">Chimico:</text:p>
            <text:p text:style-name="P9">- sviluppo di composti di</text:p>
            <text:p text:style-name="P9">combustione.</text:p>
          </table:table-cell>
          <table:table-cell table:style-name="Tabella1.A1" office:value-type="string">
            <text:p text:style-name="P9">Attenzione all’impiego di</text:p>
            <text:p text:style-name="P9">materiale idoneo e certificato per</text:p>
            <text:p text:style-name="P9">la produzione del fumo.</text:p>
            <text:p text:style-name="P9">Attenzione alla durata</text:p>
            <text:p text:style-name="P9">dell’affumicatura, sia con</text:p>
            <text:p text:style-name="P9">affumicatura per combustione, sia</text:p>
            <text:p text:style-name="P9">con affumicatura chimica.</text:p>
          </table:table-cell>
        </table:table-row>
        <table:table-row>
          <table:table-cell table:style-name="Tabella1.A1" table:number-rows-spanned="2" office:value-type="string">
            <text:p text:style-name="P12">STAGIONATURA</text:p>
            <text:p text:style-name="P10">(anche RICOTTA)</text:p>
            <text:p text:style-name="P13">CURE AI FORMAGGI,</text:p>
            <text:p text:style-name="P13">EVENTUALI TRATTAMENTI IN</text:p>
            <text:p text:style-name="P13">CROSTA, ECC</text:p>
          </table:table-cell>
          <table:table-cell table:style-name="Tabella1.A1" table:number-rows-spanned="2" office:value-type="string">
            <text:p text:style-name="P9">Microbiologico:</text:p>
            <text:p text:style-name="P9">- aumento germi patogeni (S.</text:p>
            <text:p text:style-name="P9">aureus, E. coli, L. monocytogenes,</text:p>
            <text:p text:style-name="P9">Salmonella spp.) o produzione</text:p>
            <text:p text:style-name="P9">eventuali tossine</text:p>
          </table:table-cell>
          <table:table-cell table:style-name="Tabella1.A1" office:value-type="string">
            <text:p text:style-name="P9">Attenzione all’impiego di soluzioni</text:p>
            <text:p text:style-name="P9">di lavaggio per le croste dei</text:p>
            <text:p text:style-name="P9">formaggi (formaggi a crosta</text:p>
            <text:p text:style-name="P9">lavata)</text:p>
          </table:table-cell>
        </table:table-row>
        <table:table-row>
          <table:covered-table-cell/>
          <table:covered-table-cell/>
          <table:table-cell table:style-name="Tabella1.A1" office:value-type="string">
            <text:p text:style-name="P9">Attenzione all’impiego di assi di</text:p>
            <text:p text:style-name="P9">stagionatura BEN PULITI.</text:p>
            <text:p text:style-name="P9">Attenzione all’impiego di</text:p>
            <text:p text:style-name="P9">materiale a contatto impiegato</text:p>
            <text:p text:style-name="P9">per particolari stagionature</text:p>
            <text:p text:style-name="P9">(foglie, vinacce, fieno, ecc.)</text:p>
          </table:table-cell>
        </table:table-row>
        <table:table-row>
          <table:table-cell table:style-name="Tabella1.A1" office:value-type="string">
            <text:p text:style-name="P12">CONFEZIONAMENTO</text:p>
            <text:p text:style-name="P10">(tutti i prodotti)</text:p>
          </table:table-cell>
          <table:table-cell table:style-name="Tabella1.A1" office:value-type="string">
            <text:p text:style-name="P9">Chimico:</text:p>
            <text:p text:style-name="P9">- cessione di contaminanti per</text:p>
            <text:p text:style-name="P9">uso di materiale non ad uso</text:p>
            <text:p text:style-name="P9">alimentare</text:p>
          </table:table-cell>
          <table:table-cell table:style-name="Tabella1.A1" office:value-type="string">
            <text:p text:style-name="P9">Utilizzare materiale di</text:p>
            <text:p text:style-name="P9">confezionamento di cui si</text:p>
            <text:p text:style-name="P9">e in possesso della relativa</text:p>
            <text:p text:style-name="P3"><text:span text:style-name="T1">certificazione di idoneit</text:span><text:span text:style-name="T5">à</text:span><text:span text:style-name="T1"> rilasciata</text:span></text:p>
            <text:p text:style-name="P9">dal produttore secondo quanto</text:p>
            <text:p text:style-name="P9">descritto dalle le procedure di</text:p>
            <text:p text:style-name="P9">selezione dei fornitori .</text:p>
          </table:table-cell>
        </table:table-row>
        <table:table-row>
          <table:table-cell table:style-name="Tabella1.A1" office:value-type="string">
            <text:p text:style-name="P12">STOCCAGGIO</text:p>
            <text:p text:style-name="P13">PRE-SPEDIZIONE/</text:p>
            <text:p text:style-name="P13">VENDITA</text:p>
            <text:p text:style-name="P10">(tutti i prodotti)</text:p>
          </table:table-cell>
          <table:table-cell table:style-name="Tabella1.A1" office:value-type="string">
            <text:p text:style-name="P9">Microbiologico:</text:p>
            <text:p text:style-name="P9">- aumento germi patogeni (S. aureus,</text:p>
            <text:p text:style-name="P9">E. coli, L. monocytogenes, Salmonella</text:p>
            <text:p text:style-name="P9">spp.) o produzione eventuali tossine</text:p>
          </table:table-cell>
          <table:table-cell table:style-name="Tabella1.A1" office:value-type="string">
            <text:p text:style-name="P9">Rispetto delle temperature.</text:p>
          </table:table-cell>
        </table:table-row>
        <table:table-row>
          <table:table-cell table:style-name="Tabella1.A1" office:value-type="string">
            <text:p text:style-name="P12">TRASPORTO</text:p>
            <text:p text:style-name="P10">(tutti i prodotti</text:p>
          </table:table-cell>
          <table:table-cell table:style-name="Tabella1.A1" office:value-type="string">
            <text:p text:style-name="P9">Microbiologico:</text:p>
            <text:p text:style-name="P9">- aumento germi patogeni (S. aureus,</text:p>
            <text:p text:style-name="P9">E. coli, L. monocytogenes, <text:soft-page-break/>Salmonella</text:p>
            <text:p text:style-name="P9">spp.) o produzione eventuali tossine</text:p>
          </table:table-cell>
          <table:table-cell table:style-name="Tabella1.A1" office:value-type="string">
            <text:p text:style-name="P9">Rispetto delle temperature</text:p>
          </table:table-cell>
        </table:table-row>
        <table:table-row>
          <table:table-cell table:style-name="Tabella1.A1" office:value-type="string">
            <text:p text:style-name="P12">VENDITA</text:p>
            <text:p text:style-name="P10">(tutti i prodotti)</text:p>
          </table:table-cell>
          <table:table-cell table:style-name="Tabella1.A1" office:value-type="string">
            <text:p text:style-name="P9">Microbiologico:</text:p>
            <text:p text:style-name="P9">- aumento germi patogeni (S. aureus,</text:p>
            <text:p text:style-name="P9">E. coli, L. monocytogenes, Salmonella</text:p>
            <text:p text:style-name="P9">spp.) o produzione eventuali tossine</text:p>
          </table:table-cell>
          <table:table-cell table:style-name="Tabella1.A1" office:value-type="string">
            <text:p text:style-name="P9">Rispetto delle temperatur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NeueLTStd-BdCn" svg:font-family="HelveticaNeueLTStd-BdCn" style:font-family-generic="roman" style:font-pitch="variable"/>
    <style:font-face style:name="HelveticaNeueLTStd-Cn" svg:font-family="HelveticaNeueLTStd-Cn" style:font-family-generic="roman" style:font-pitch="variable"/>
    <style:font-face style:name="HelveticaNeueLTStd-CnO" svg:font-family="HelveticaNeueLTStd-CnO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3-22T09:52:15.027000000</dc:date>
    <meta:editing-duration>PT27M20S</meta:editing-duration>
    <meta:editing-cycles>5</meta:editing-cycles>
    <meta:generator>LibreOffice/6.4.0.3$Windows_X86_64 LibreOffice_project/b0a288ab3d2d4774cb44b62f04d5d28733ac6df8</meta:generator>
    <meta:document-statistic meta:table-count="1" meta:image-count="0" meta:object-count="0" meta:page-count="6" meta:paragraph-count="367" meta:word-count="1830" meta:character-count="12917" meta:non-whitespace-character-count="11449"/>
  </office:meta>
</office:document-meta>
</file>